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7800000082A02AA69EBB46FF59.png" manifest:media-type="image/png"/>
  <manifest:file-entry manifest:full-path="Pictures/10000201000000C8000000C8C1EA96C9D1DC3AA0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49cm"/>
    </style:style>
    <style:style style:name="gr3" style:family="graphic" style:parent-style-name="standard">
      <style:graphic-properties draw:stroke="none" draw:fill="none" fo:min-height="8.222cm"/>
    </style:style>
    <style:style style:name="gr4" style:family="graphic" style:parent-style-name="standard">
      <style:graphic-properties draw:stroke="none" draw:fill="none" fo:min-height="2.878cm"/>
    </style:style>
    <style:style style:name="gr5" style:family="graphic" style:parent-style-name="standard">
      <style:graphic-properties draw:stroke="none" draw:fill="none" fo:min-height="6.167cm"/>
    </style:style>
    <style:style style:name="gr6" style:family="graphic" style:parent-style-name="Обычный_5f_2_5f_2_5f_1">
      <style:graphic-properties draw:stroke="none" draw:fill="none" fo:min-height="10.839cm"/>
    </style:style>
    <style:style style:name="gr7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895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199cm"/>
    </style:style>
    <style:style style:name="pr4" style:family="presentation" style:parent-style-name="Inspiration-subtitle">
      <style:graphic-properties draw:textarea-vertical-align="top" fo:min-height="11.49cm"/>
    </style:style>
    <style:style style:name="pr5" style:family="presentation" style:parent-style-name="Inspiration-subtitle">
      <style:graphic-properties draw:textarea-vertical-align="top" fo:min-height="3.246cm"/>
    </style:style>
    <style:style style:name="pr6" style:family="presentation" style:parent-style-name="Inspiration-subtitle">
      <style:graphic-properties draw:textarea-vertical-align="top" fo:min-height="5.846cm"/>
    </style:style>
    <style:style style:name="pr7" style:family="presentation" style:parent-style-name="Inspiration-subtitle">
      <style:graphic-properties draw:textarea-vertical-align="top" fo:min-height="14.606cm"/>
    </style:style>
    <style:style style:name="pr8" style:family="presentation" style:parent-style-name="Inspiration-subtitle">
      <style:graphic-properties draw:textarea-vertical-align="top" fo:min-height="9.526cm"/>
    </style:style>
    <style:style style:name="pr9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style:font-name="Droid Sans Mono" fo:font-size="10pt" style:font-size-asian="10pt" style:font-size-complex="10pt"/>
    </style:style>
    <style:style style:name="P11" style:family="paragraph">
      <loext:graphic-properties draw:fill="none"/>
      <style:text-properties style:font-name="Droid Sans Mono" fo:font-size="10pt" style:font-size-asian="10pt" style:font-size-complex="10pt"/>
    </style:style>
    <style:style style:name="P12" style:family="paragraph">
      <style:paragraph-properties fo:margin-left="0cm" fo:margin-right="0cm" fo:text-align="center" fo:text-indent="0cm"/>
      <style:text-properties fo:font-size="18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5" style:family="paragraph">
      <loext:graphic-properties draw:fill="none"/>
      <style:paragraph-properties fo:text-align="start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P16" style:family="paragraph">
      <loext:graphic-properties draw:fill="none"/>
      <style:text-properties fo:font-size="20pt" style:font-size-asian="20pt" style:font-size-complex="20pt"/>
    </style:style>
    <style:style style:name="P1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top="0.42cm" fo:margin-bottom="0.35cm" fo:text-align="start"/>
    </style:style>
    <style:style style:name="P20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Droid Sans Mono" fo:font-size="10pt" style:font-size-asian="10pt" style:font-size-complex="10pt"/>
    </style:style>
    <style:style style:name="T8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-33% 58%" fo:font-size="18pt" style:font-size-asian="18pt" style:font-size-complex="18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4: <text:s/></text:span></text:p>
            <text:p><text:span text:style-name="T1">автоматическая обработка текстов на естественном языке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4" draw:text-style-name="P5" draw:layer="layout" svg:width="19.2cm" svg:height="13.971cm" svg:x="2.4cm" svg:y="4.6cm">
          <draw:text-box>
            <text:p><text:span text:style-name="T4">обработка текстов на естественом языке, </text:span></text:p>
            <text:p><text:span text:style-name="T4">natural language processing (NLP)</text:span></text:p>
            <text:p><text:span text:style-name="T4">с помощью </text:span><text:span text:style-name="T5">частотного анализа</text:span></text:p>
            <text:p text:style-name="P2"><text:span text:style-name="T6"/></text:p>
            <text:p text:style-name="P2"><text:span text:style-name="T6"/></text:p>
            <text:p text:style-name="P3"><text:span text:style-name="T6"/></text:p>
            <text:p text:style-name="P2"><text:span text:style-name="T6">классификация по заданным темам</text:span></text:p>
            <text:p text:style-name="P2"><text:span text:style-name="T6"/></text:p>
            <text:p text:style-name="P3"><text:span text:style-name="T6">определение авторства</text:span></text:p>
            <text:p text:style-name="P3"><text:span text:style-name="T6"/></text:p>
            <text:p text:style-name="P3"><text:span text:style-name="T6">поиск похожих текстов</text:span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/></text:p>
            <text:p text:style-name="P3"><text:span text:style-name="T6">текст должен содержать слова в достаточном количестве</text:span></text:p>
            <text:p text:style-name="P3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5" draw:text-style-name="P5" draw:layer="layout" svg:width="19.2cm" svg:height="8.891cm" svg:x="3.2cm" svg:y="4.154cm">
          <draw:text-box>
            <text:p><text:span text:style-name="T6"/></text:p>
            <text:p><text:span text:style-name="T4">система обработки текстов</text:span></text:p>
            <text:p><text:span text:style-name="T4"/></text:p>
            <text:p><text:span text:style-name="T6"/></text:p>
            <text:p><text:span text:style-name="T6">подбор текстов для обучения</text:span></text:p>
            <text:p><text:span text:style-name="T6"/></text:p>
            <text:p text:style-name="P2"><text:span text:style-name="T6">извлечение признаков из текста</text:span></text:p>
            <text:p text:style-name="P2"><text:span text:style-name="T6"/></text:p>
            <text:p text:style-name="P2"><text:span text:style-name="T6">обучение модели ML</text:span></text:p>
            <text:p text:style-name="P2"><text:span text:style-name="T6"/></text:p>
            <text:p text:style-name="P2"><text:span text:style-name="T6">тестирование результата</text:span></text:p>
            <text:p text:style-name="P2"><text:span text:style-name="T6"/></text:p>
            <text:p text:style-name="P4"><text:span text:style-name="T6"/></text:p>
            <text:p text:style-name="P4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5" draw:text-style-name="P5" draw:layer="layout" svg:width="19.2cm" svg:height="11.431cm" svg:x="3.2cm" svg:y="4.154cm">
          <draw:text-box>
            <text:p text:style-name="P7"><text:span text:style-name="T6"/></text:p>
            <text:p text:style-name="P7"><text:span text:style-name="T4"/></text:p>
            <text:p text:style-name="P8"><text:span text:style-name="T4">извлечение признаков из текста</text:span></text:p>
            <text:p text:style-name="P8"><text:span text:style-name="T6"/></text:p>
            <text:p text:style-name="P8"><text:span text:style-name="T6">токенизация</text:span></text:p>
            <text:p text:style-name="P8"><text:span text:style-name="T6"/></text:p>
            <text:p text:style-name="P8"><text:span text:style-name="T6">очистка</text:span></text:p>
            <text:p text:style-name="P8"><text:span text:style-name="T6"/></text:p>
            <text:p text:style-name="P8"><text:span text:style-name="T6">составление словаря</text:span></text:p>
            <text:p text:style-name="P8"><text:span text:style-name="T6"/></text:p>
            <text:p text:style-name="P8"><text:span text:style-name="T6">частотный анализ текстов по словарю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( bag of words, BoW)</text:span></text:p>
            <text:p text:style-name="P8"><text:span text:style-name="T6"/></text:p>
            <text:p text:style-name="P9"><text:span text:style-name="T6"/></text:p>
            <text:p text:style-name="P9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6" draw:text-style-name="P5" draw:layer="layout" svg:width="19.2cm" svg:height="6.986cm" svg:x="3.2cm" svg:y="4.154cm">
          <draw:text-box>
            <text:p text:style-name="P7"><text:span text:style-name="T6"/></text:p>
            <text:p text:style-name="P7"><text:span text:style-name="T4"/></text:p>
            <text:p text:style-name="P8"><text:span text:style-name="T4">извлечение признаков из текста</text:span></text:p>
            <text:p text:style-name="P8"><text:span text:style-name="T5">токенизация</text:span></text:p>
            <text:p text:style-name="P8"><text:span text:style-name="T6"/></text:p>
            <text:p text:style-name="P8"><text:span text:style-name="T6"/></text:p>
            <text:p text:style-name="P8"><text:span text:style-name="T6">разбиения текста на отдельные слова</text:span></text:p>
            <text:p text:style-name="P8"><text:span text:style-name="T6">и/или словосочетания</text:span></text:p>
            <text:p text:style-name="P8"><text:span text:style-name="T6"/></text:p>
            <text:p text:style-name="P8"><text:span text:style-name="T6"/></text:p>
            <text:p text:style-name="P8"><text:span text:style-name="T6">n-gram - последовательность из n слов</text:span></text:p>
          </draw:text-box>
        </draw:frame>
        <draw:frame draw:style-name="gr2" draw:text-style-name="P11" draw:layer="layout" svg:width="18.983cm" svg:height="3.199cm" svg:x="4.617cm" svg:y="15.4cm">
          <draw:text-box>
            <text:p text:style-name="P10"><text:span text:style-name="T7">Законодательная дума Хабаровского края (duma.khv.ru)</text:span></text:p>
            <text:p text:style-name="P10"><text:span text:style-name="T7"/></text:p>
            <text:p text:style-name="P10"><text:span text:style-name="T7">[ 'Законодательная', 'дума', 'Хабаровского', 'края', '(duma.khv.ru)' ]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7" draw:text-style-name="P13" draw:layer="layout" svg:width="16.4cm" svg:height="14.606cm" svg:x="1.6cm" svg:y="4.2cm">
          <draw:text-box>
            <text:p text:style-name="P8"><text:span text:style-name="T4">извлечение признаков из текста</text:span></text:p>
            <text:p text:style-name="P8"><text:span text:style-name="T5">очистка</text:span></text:p>
            <text:p text:style-name="P8"><text:span text:style-name="T6"/></text:p>
            <text:p text:style-name="P8"><text:span text:style-name="T6">зависит от задачи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8"><text:span text:style-name="T6">лемматизация - приведение слов к нормальному виду</text:span></text:p>
            <text:p text:style-name="P8"><text:span text:style-name="T8">или</text:span></text:p>
            <text:p text:style-name="P8"><text:span text:style-name="T6">стеминг - выделение основ слов <text:s/></text:span></text:p>
            <text:p text:style-name="P8"><text:span text:style-name="T6"/></text:p>
            <text:p text:style-name="P8"><text:span text:style-name="T6"/></text:p>
            <text:p text:style-name="P8"><text:span text:style-name="T6"/></text:p>
            <text:p text:style-name="P12"><text:span text:style-name="T6">удаление стоп-слов (предлоги и т.п.)</text:span></text:p>
            <text:p text:style-name="P12"><text:span text:style-name="T6"/></text:p>
            <text:p text:style-name="P12"><text:span text:style-name="T6"/></text:p>
            <text:p text:style-name="P12"><text:span text:style-name="T6">удаление лишних символов (знаки препинания и т.п.)</text:span></text:p>
            <text:p text:style-name="P12"><text:span text:style-name="T6">«смайлики» - отдельное слово</text:span></text:p>
            <text:p text:style-name="P12"><text:span text:style-name="T6"/></text:p>
            <text:p text:style-name="P8"><text:span text:style-name="T6"/></text:p>
            <text:p text:style-name="P8"><text:span text:style-name="T6">преобразование чисел, интернет ссылок и т.п.</text:span></text:p>
            <text:p text:style-name="P8"><text:span text:style-name="T6"/></text:p>
            <text:p text:style-name="P9"><text:span text:style-name="T6"/></text:p>
          </draw:text-box>
        </draw:frame>
        <draw:frame draw:style-name="gr3" draw:text-style-name="P15" draw:layer="layout" svg:width="4.642cm" svg:height="8.472cm" svg:x="20.558cm" svg:y="10.728cm">
          <draw:text-box>
            <text:p text:style-name="P14">['законодательн',</text:p>
            <text:p text:style-name="P14"><text:s/>'дум',</text:p>
            <text:p text:style-name="P14"><text:s/>'хабаровск',</text:p>
            <text:p text:style-name="P14"><text:s/>'кра',</text:p>
            <text:p text:style-name="P14"><text:s/>'url',</text:p>
            <text:p text:style-name="P14"><text:s/>'состоя',</text:p>
            <text:p text:style-name="P14"><text:s/>'очередн',</text:p>
            <text:p text:style-name="P14"><text:s/>'заседан',</text:p>
            <text:p text:style-name="P14"><text:s/>'дум',</text:p>
            <text:p text:style-name="P14"><text:s/>'последн',</text:p>
            <text:p text:style-name="P14"><text:s/>'перед',</text:p>
            <text:p text:style-name="P14"><text:s/>'каникул',</text:p>
            <text:p text:style-name="P14"><text:s/>'очередн',</text:p>
            <text:p text:style-name="P14"><text:s/>'заседан',</text:p>
            <text:p text:style-name="P14"><text:s/>'законодательн',</text:p>
            <text:p text:style-name="P14"><text:s/>'дум',</text:p>
            <text:p text:style-name="P14"><text:s/>'хабаровск',</text:p>
            <text:p text:style-name="P14"><text:s/>'кра',</text:p>
            <text:p text:style-name="P14"><text:s/>'состоя',</text:p>
            <text:p text:style-name="P14"><text:s/>'digit',</text:p>
          </draw:text-box>
        </draw:frame>
        <draw:frame draw:style-name="gr4" draw:text-style-name="P15" draw:layer="layout" svg:width="8.4cm" svg:height="3.128cm" svg:x="18.8cm" svg:y="6.4cm">
          <draw:text-box>
            <text:p text:style-name="P14">Законодательная дума Хабаровского края (duma.khv.ru) Состоялось</text:p>
            <text:p text:style-name="P14">очередное заседание Думы На последнем перед каникулами очередном заседании</text:p>
            <text:p text:style-name="P14">Законодательной Думы Хабаровского края, состоявшемся 28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5" draw:text-style-name="P5" draw:layer="layout" svg:width="19.2cm" svg:height="3.246cm" svg:x="3.2cm" svg:y="4.154cm">
          <draw:text-box>
            <text:p text:style-name="P8"><text:span text:style-name="T4">извлечение признаков из текста</text:span></text:p>
            <text:p text:style-name="P8"><text:span text:style-name="T5">составление словаря</text:span></text:p>
            <text:p text:style-name="P8"><text:span text:style-name="T6"/></text:p>
            <text:p text:style-name="P8"><text:span text:style-name="T6">из очищенного текста извлекаем словарь</text:span></text:p>
          </draw:text-box>
        </draw:frame>
        <draw:frame draw:style-name="gr5" draw:text-style-name="P15" draw:layer="layout" svg:width="4.312cm" svg:height="7.649cm" svg:x="10.2cm" svg:y="10.6cm">
          <draw:text-box>
            <text:p text:style-name="P14">[</text:p>
            <text:p text:style-name="P14"><text:s/>'digit',</text:p>
            <text:p text:style-name="P14"><text:s/>'url',</text:p>
            <text:p text:style-name="P14"><text:s/>'администрац',</text:p>
            <text:p text:style-name="P14"><text:s/>'большинств',</text:p>
            <text:p text:style-name="P14"><text:s/>'бурн',</text:p>
            <text:p text:style-name="P14"><text:s/>'бюджетн',</text:p>
            <text:p text:style-name="P14"><text:s/>'верхнебуреинск',</text:p>
            <text:p text:style-name="P14"><text:s/>'власт',</text:p>
            <text:p text:style-name="P14"><text:s/>'возьмет',</text:p>
            <text:p text:style-name="P14"><text:s/>'войдет',</text:p>
            <text:p text:style-name="P14"><text:s/>'вопрос',</text:p>
            <text:p text:style-name="P14"><text:s/>'врем',</text:p>
            <text:p text:style-name="P14"><text:s/>'втор',</text:p>
            <text:p text:style-name="P14"><text:s/>'вызва',</text:p>
            <text:p text:style-name="P14"><text:s/>'год', </text:p>
            <text:p text:style-name="P14"><text:s text:c="2"/>...</text:p>
            <text:p text:style-name="P14">]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8" draw:text-style-name="P5" draw:layer="layout" svg:width="21.8cm" svg:height="9.526cm" svg:x="3.2cm" svg:y="4.154cm">
          <draw:text-box>
            <text:p text:style-name="P8"><text:span text:style-name="T4">извлечение признаков из текста</text:span></text:p>
            <text:p text:style-name="P8"><text:span text:style-name="T5">частотный анализ текстов по словарю</text:span></text:p>
            <text:p text:style-name="P8"><text:span text:style-name="T6"/></text:p>
            <text:p text:style-name="P8"><text:span text:style-name="T9">простой </text:span><text:span text:style-name="T6">частотный анализ</text:span></text:p>
            <text:p text:style-name="P8"><text:span text:style-name="T9">считаем </text:span><text:span text:style-name="T6">в тексте t количество повторов x</text:span><text:span text:style-name="T10">i</text:span><text:span text:style-name="T6"> каждого слова v</text:span><text:span text:style-name="T10">i</text:span><text:span text:style-name="T6"> из словаря V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8" draw:text-style-name="P5" draw:layer="layout" svg:width="21.8cm" svg:height="9.526cm" svg:x="3.2cm" svg:y="4.154cm">
          <draw:text-box>
            <text:p text:style-name="P8"><text:span text:style-name="T4">извлечение признаков из текста</text:span></text:p>
            <text:p text:style-name="P8"><text:span text:style-name="T5">частотный анализ текстов по словарю</text:span></text:p>
            <text:p text:style-name="P8"><text:span text:style-name="T6"/></text:p>
            <text:p text:style-name="P8"><text:span text:style-name="T9">простой </text:span><text:span text:style-name="T6">частотный анализ</text:span></text:p>
            <text:p text:style-name="P8"><text:span text:style-name="T9">считаем </text:span><text:span text:style-name="T6">в тексте t количество повторов x</text:span><text:span text:style-name="T10">i</text:span><text:span text:style-name="T6"> каждого слова v</text:span><text:span text:style-name="T10">i</text:span><text:span text:style-name="T6"> из словаря V</text:span></text:p>
            <text:p text:style-name="P8"><text:span text:style-name="T6"/></text:p>
            <text:p text:style-name="P8"><text:span text:style-name="T6">значения x зависят от размера текста t,</text:span></text:p>
            <text:p text:style-name="P8"><text:span text:style-name="T6">чем больше текст тем больше повторов</text:span></text:p>
            <text:p text:style-name="P8"><text:span text:style-name="T6"/></text:p>
            <text:p text:style-name="P8"><text:span text:style-name="T6">нормализованны частотный анализ (TF, term frequency)</text:span></text:p>
            <text:p text:style-name="P8"><text:span text:style-name="T6">значения частоты x делятся на общее число слов в тексте t.</text:span></text:p>
            <text:p text:style-name="P8"><text:span text:style-name="T6"/></text:p>
            <text:p text:style-name="P8"><text:span text:style-name="T6">TF(t,V) = x(t,V) / size(t)</text:span></text:p>
            <text:p text:style-name="P8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2.4cm" svg:height="1.199cm" svg:x="1.4cm" svg:y="2.001cm" presentation:class="title" presentation:user-transformed="true">
          <draw:text-box>
            <text:p>NLP</text:p>
          </draw:text-box>
        </draw:frame>
        <draw:frame presentation:style-name="pr8" draw:text-style-name="P5" draw:layer="layout" svg:width="21.8cm" svg:height="13.971cm" svg:x="3.2cm" svg:y="4.154cm">
          <draw:text-box>
            <text:p text:style-name="P8"><text:span text:style-name="T4">извлечение признаков из текста</text:span></text:p>
            <text:p text:style-name="P8"><text:span text:style-name="T5">частотный анализ текстов по словарю</text:span></text:p>
            <text:p text:style-name="P8"><text:span text:style-name="T6"/></text:p>
            <text:p text:style-name="P8"><text:span text:style-name="T6">Удалять часто употребляемые слова или нет?</text:span></text:p>
            <text:p text:style-name="P8"><text:span text:style-name="T6"><text:s/></text:span></text:p>
            <text:p text:style-name="P8"><text:span text:style-name="T6">TF-IDF - компромиссный вариант формирования вектор-признаков. </text:span></text:p>
            <text:p text:style-name="P8"><text:span text:style-name="T6"><text:s/></text:span></text:p>
            <text:p text:style-name="P8"><text:span text:style-name="T6">не выбрасывает часто употребляемые слова из словаря </text:span></text:p>
            <text:p text:style-name="P8"><text:span text:style-name="T6">но уменьшает их вес в вектор-признаке. </text:span></text:p>
            <text:p text:style-name="P8"><text:span text:style-name="T6"/></text:p>
            <text:p text:style-name="P8"><text:span text:style-name="T6"><text:s/></text:span><text:span text:style-name="T6">коэффициент обратной частоты IDF (inverse document frequency)</text:span></text:p>
            <text:p text:style-name="P8"><text:span text:style-name="T6">чем чаще встречается слово тем меньше значение его IDF</text:span></text:p>
            <text:p text:style-name="P8"><text:span text:style-name="T6"/></text:p>
            <text:p text:style-name="P8"><text:span text:style-name="T9">IDF(v) = log size(T) / size( T(</text:span><text:span text:style-name="T6">v) <text:s/>)</text:span></text:p>
            <text:p text:style-name="P8"><text:span text:style-name="T6"/></text:p>
            <text:p text:style-name="P8"><text:span text:style-name="T6">количество текстов T </text:span></text:p>
            <text:p text:style-name="P8"><text:span text:style-name="T6">разделить на</text:span></text:p>
            <text:p text:style-name="P8"><text:span text:style-name="T9">количество текстов T содержащих слово </text:span><text:span text:style-name="T6">v</text:span></text:p>
            <text:p text:style-name="P8"><text:span text:style-name="T6"/></text:p>
            <text:p text:style-name="P8"><text:span text:style-name="T6">TF-IDF(t,T,v) = TF(t,v) * IDF(v,T)</text:span></text:p>
            <text:p text:style-name="P8"><text:span text:style-name="T6"><text:s/></text:span></text:p>
            <text:p text:style-name="P8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6" draw:text-style-name="P16" draw:layer="layout" svg:width="24.4cm" svg:height="11.089cm" svg:x="1.2cm" svg:y="4.6cm">
          <draw:text-box>
            <text:p><text:span text:style-name="T11">Литература</text:span></text:p>
            <text:p><text:span text:style-name="T12"/></text:p>
            <text:p><text:span text:style-name="T12"/></text:p>
            <text:p><text:span text:style-name="T12">git clone </text:span><text:span text:style-name="T13">https://github.com/mechanoid5/ml_lectorium.git</text:span></text:p>
            <text:p><text:span text:style-name="T12"/></text:p>
            <text:p><text:span text:style-name="T12"/></text:p>
            <text:p><text:span text:style-name="T12">Евгений Борисов <text:s text:c="2"/>Автоматизированная обработка текстов на естественном языке, с использованием инструментов языка </text:span><text:span text:style-name="T14">Python http://mechanoid.kiev.ua/ml-text-proc.html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presentation:style-name="pr3" draw:layer="layout" svg:width="22.4cm" svg:height="1.199cm" svg:x="1.4cm" svg:y="2.002cm" presentation:class="title" presentation:user-transformed="true">
          <draw:text-box>
            <text:p>NLP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9" draw:text-style-name="P17" draw:layer="layout" svg:width="25.199cm" svg:height="15.2cm" svg:x="1.4cm" svg:y="4cm" presentation:class="subtitle" presentation:user-transformed="true">
          <draw:text-box>
            <text:p text:style-name="P2"><text:span text:style-name="T15">Вопросы ?</text:span></text:p>
          </draw:text-box>
        </draw:frame>
        <draw:frame draw:style-name="gr7" draw:text-style-name="P18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2.4cm" svg:height="1.199cm" svg:x="1.4cm" svg:y="2.002cm" presentation:class="title" presentation:user-transformed="true">
          <draw:text-box>
            <text:p>NLP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draw:style-name="gr8" draw:text-style-name="P18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9" draw:text-style-name="P18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10" draw:text-style-name="P20" draw:layer="layout" svg:width="13.2cm" svg:height="2.145cm" svg:x="6.8cm" svg:y="6.2cm">
          <draw:text-box>
            <text:p text:style-name="P19"><text:span text:style-name="T6">text</text:span></text:p>
            <text:p text:style-name="P19"><text:span text:style-name="T6"/></text:p>
          </draw:text-box>
        </draw:frame>
        <draw:frame presentation:style-name="pr3" draw:layer="layout" svg:width="22.4cm" svg:height="1.199cm" svg:x="1.4cm" svg:y="2.002cm" presentation:class="title" presentation:user-transformed="true">
          <draw:text-box>
            <text:p>NLP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2-11T12:59:08.306560849</dc:date>
    <meta:editing-duration>P2DT7H38M27S</meta:editing-duration>
    <meta:editing-cycles>614</meta:editing-cycles>
    <meta:generator>LibreOffice/6.1.3.2$Linux_X86_64 LibreOffice_project/10$Build-2</meta:generator>
    <meta:document-statistic meta:object-count="91"/>
  </office:meta>
</office:document-meta>
</file>